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 style:list-style-name="L1">
      <style:text-properties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REPORT</text:span></text:p>
      <text:p text:style-name="P2"/>
      <text:p text:style-name="P12">Lofthus frukt og saft</text:p>
      <text:p text:style-name="P12"/>
      <text:p text:style-name="P12"/>
      <text:p text:style-name="P11">INTRODUCTION</text:p>
      <text:p text:style-name="P11"/>
      <text:p text:style-name="P4">A brief report on the process of making a gantt-chart for the purpose of building a website. </text:p>
      <text:p text:style-name="P4"/>
      <text:p text:style-name="P13"/>
      <text:p text:style-name="P1"/>
      <text:p text:style-name="P1"/>
      <text:p text:style-name="P11">INTERPRETATION OF THE TASK</text:p>
      <text:p text:style-name="P14"/>
      <text:p text:style-name="P7">Use knowledge of ganttcharts and report writing, plus all of the previous courses; To make a </text:p>
      <text:p text:style-name="P7">gantt chart to demonstrate the ability to plan and execute the building of a website.</text:p>
      <text:p text:style-name="P14"/>
      <text:p text:style-name="P15">WORK PROCESS </text:p>
      <text:p text:style-name="Standard"/>
      <text:p text:style-name="P3">Read the course assignment(CA) and starting to make a thoughtmap of sorts of all the tasks I needed to include in my gantt chart. </text:p>
      <text:p text:style-name="P3"/>
      <text:p text:style-name="P3">Then I used the example gantt chart provided in the CA, and included some of the tasks I did not think of myself. I took an extra look on what was needed as far as specialties go. And saw that it was the same as mine. </text:p>
      <text:p text:style-name="P3"/>
      <text:p text:style-name="P3">Then I sorted the tasks in to groups; Plan, Design, Build and launch.</text:p>
      <text:p text:style-name="P3">I took another look at my list of tasks, I choose to remove copywriter from the list before I started to make my gantt chart using Open Office Math. </text:p>
      <text:p text:style-name="P3"/>
      <text:p text:style-name="P3">After my I was satisfied with my chart; And reading the assignment again, I decided to include it after all. <text:span text:style-name="T1">Lofthus frukt og saft </text:span><text:span text:style-name="T2">is expanding it's business and going online. So we need someone to write our advertisement material. And Search engine optimization(SEO) keywords.</text:span></text:p>
      <text:p text:style-name="Standard"><text:line-break/><text:span text:style-name="T5">TIMESCHEDUAL</text:span></text:p>
      <text:p text:style-name="Standard"/>
      <text:p text:style-name="P3">There was no timeschedual specified in the CA.<text:line-break/>So I expanded the gantt chart as I filled in new tasks. I fear that some, if not all the tasks assigned time is on the optimistic side; even after I added room for extension. </text:p>
      <text:p text:style-name="P3">To make the extentions realistic is used a formula from the Lynda.com course on Gantt charts. <text:line-break/></text:p>
      <text:p text:style-name="P3"><text:tab/><text:span text:style-name="T1">Time + (Extra / 2) = 90% chance of enough time</text:span>.</text:p>
      <text:p text:style-name="P3"/>
      <text:p text:style-name="P3">In the formula above Time stands for original allocated time for task. Extra is the wort possible amount of extra time I think is needed for the task to be completed.</text:p>
      <text:p text:style-name="Standard"/>
      <text:p text:style-name="P8">COMMUNICATION</text:p>
      <text:p text:style-name="Standard"/>
      <text:p text:style-name="P3">I imagined that everyone worked in house at the same location. Except the photographer.<text:line-break/>And the client of course. <text:line-break/><text:line-break/>The in house team would communicate trough slack or face to face conversations. <text:line-break/>The project manager would communicate with the client and photographer trough Skype, discord, phone or email; or all of the above. </text:p>
      <text:p text:style-name="P3"><text:soft-page-break/></text:p>
      <text:p text:style-name="P3">The in house team use Github to pull and push files on the project. Everyone work on the same repository, and have access to the whole project. </text:p>
      <text:p text:style-name="P3"/>
      <text:p text:style-name="P10">PHOTOGRAPHER</text:p>
      <text:p text:style-name="P3"/>
      <text:p text:style-name="P3">The Photographer don't have access to anything but his/hers own photographs. </text:p>
      <text:p text:style-name="P3">Photos that should be taken are: </text:p>
      <text:list xml:id="list39599133" text:style-name="L1">
        <text:list-item>
          <text:p text:style-name="P6">Whole product-line of Lofthus frukt og saft</text:p>
        </text:list-item>
        <text:list-item>
          <text:p text:style-name="P6">Factory/processing plant.</text:p>
        </text:list-item>
        <text:list-item>
          <text:p text:style-name="P6">Surroundings of property</text:p>
        </text:list-item>
        <text:list-item>
          <text:p text:style-name="P6">orchard where raw-material come from</text:p>
        </text:list-item>
      </text:list>
      <text:p text:style-name="P5"/>
      <text:p text:style-name="P5">We need photographs of the product-line to sell products from website. </text:p>
      <text:p text:style-name="P5">And the pictures of the factory, surrounding area and orchard will help to demonstrate that everything is 100% pure natural products.</text:p>
      <text:p text:style-name="P3"/>
      <text:p text:style-name="Standard"><text:span text:style-name="T5">INTELECTUAL PROPERTY</text:span></text:p>
      <text:p text:style-name="Standard"/>
      <text:p text:style-name="P3">Photographs taken by the photographer is in a way his/hers intellectual property (IP).</text:p>
      <text:p text:style-name="P3">However when the client is satisfied and payment is completed all IP rights of the chosen material is transferred from the photographer to the client.</text:p>
      <text:p text:style-name="P3"/>
      <text:p text:style-name="P3">Once the client is satisfied with the website and payment is completed, all IP rights belong to the client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/>
      <text:p text:style-name="P14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7T11:02:50.70</meta:creation-date>
    <meta:generator>OpenOffice.org/3.3$Win32 OpenOffice.org_project/330m20$Build-9567</meta:generator>
    <dc:date>2018-11-19T19:49:28.76</dc:date>
    <meta:editing-duration>P2DT8H37M20S</meta:editing-duration>
    <meta:editing-cycles>6</meta:editing-cycles>
    <meta:document-statistic meta:table-count="0" meta:image-count="0" meta:object-count="0" meta:page-count="2" meta:paragraph-count="35" meta:word-count="530" meta:character-count="3044"/>
  </office:meta>
</office:document-meta>
</file>